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Základnítext" style:family="paragraph">
      <style:text-properties fo:font-weight="bold" style:font-weight-asian="bold"/>
    </style:style>
    <style:style style:name="P24" style:parent-style-name="Základnítext" style:family="paragraph">
      <style:text-properties fo:font-weight="bold" style:font-weight-asian="bold"/>
    </style:style>
    <style:style style:name="P25" style:parent-style-name="Základnítext" style:family="paragraph">
      <style:text-properties fo:font-weight="bold" style:font-weight-asian="bold"/>
    </style:style>
    <style:style style:name="P26" style:parent-style-name="Seznam" style:family="paragraph"/>
    <style:style style:name="P27" style:parent-style-name="Seznam" style:family="paragraph"/>
    <style:style style:name="P28" style:parent-style-name="Seznam" style:family="paragraph"/>
    <style:style style:name="P29" style:parent-style-name="Seznam" style:family="paragraph"/>
    <style:style style:name="P30" style:parent-style-name="Seznam" style:family="paragraph"/>
    <style:style style:name="P31" style:parent-style-name="Seznam" style:family="paragraph"/>
    <style:style style:name="P32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/2022<text:bookmark-end text:name="Text14"/></text:p>
            <text:p text:style-name="Normální">KVOP-7602/2022<text:bookmark-end text:name="Text2"/></text:p>
            <text:p text:style-name="Normální"><text:bookmark-start text:name="Text6"/>28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í</text:h>
      <text:p text:style-name="P18">Vážený pane M.,</text:p>
      <text:p text:style-name="Základnítext">dne 27. ledna 2022 byla do Kanceláře veřejného ochránce práv (dále též „KVOP“) doručena Vaše žádost podle zákona č. 106/1999 Sb., o svobodném přístupu k informacím, ve znění pozdějších předpisů, kterou žádáte poskytnutí těchto<text:s/>informací za rok 2021:</text:p>
      <text:list text:style-name="LFO3_1" text:continue-numbering="true">
        <text:list-item>
          <text:p text:style-name="P19">Kolik podnětů s námitkou rasové či etnické diskriminace KVOP obdržela od 1. 11. 2021 do 31. 10. 2021.</text:p>
        </text:list-item>
        <text:list-item>
          <text:p text:style-name="P20">V kolika podnětech z bodu 1 byla namítána diskriminace z důvodu romského původu / romské etnicity.</text:p>
        </text:list-item>
        <text:list-item>
          <text:p text:style-name="P21">Rozdělení podnětů z bodu 2 podle oblastí (práce a zaměstnání, zboží a služby, zdravotní péče, bydlení, vzdělávání, jiné).</text:p>
        </text:list-item>
      </text:list>
      <text:p text:style-name="Základnítext">Ve smyslu zákona o svobodném přístupu k informacím, se<text:s/><text:span text:style-name="T22">poskytují tyto informace</text:span>:</text:p>
      <text:p text:style-name="P23">K bodu 1</text:p>
      <text:p text:style-name="Základnítext">V uvedeném období došly do KVOP<text:s/><text:span text:style-name="Silné">3 podněty</text:span><text:s/>s námitkou rasové či etnické<text:s/>diskriminace.</text:p>
      <text:p text:style-name="Základnítext">Tento počet ale nemusí být konečný, jelikož namítaný důvod se do interního spisového systému KVOP eviduje až při první reakci na podnět nebo v průběhu komunikace, jakmile je jasné, z jakého důvodu stěžovatel/ka diskriminaci namítá. Některé podněty doručené zejména na konci prosince 2021 tak ještě nemusejí mít připsaný chráněný důvod.</text:p>
      <text:p text:style-name="P24">K bodu 2</text:p>
      <text:p text:style-name="Základnítext">Z bodu 1 byly<text:s/><text:span text:style-name="Silné">2 podněty</text:span><text:s/>s námitkou diskriminace z důvodu romského původu.</text:p>
      <text:p text:style-name="P25">K bodu 3</text:p>
      <text:p text:style-name="Základnítext">Z bodu 2 bylo rozdělení podnětů do jednotlivých oblastí následující:</text:p>
      <text:list text:style-name="LFO4" text:continue-numbering="true">
        <text:list-item>
          <text:p text:style-name="P26">práce a zaměstnání – 0 podnětů</text:p>
        </text:list-item>
        <text:list-item>
          <text:p text:style-name="P27">zboží a služby – 0 podnětů</text:p>
        </text:list-item>
        <text:list-item>
          <text:p text:style-name="P28">zdravotní péče – 1 podnět</text:p>
        </text:list-item>
        <text:list-item>
          <text:p text:style-name="P29">bydlení – 1 podnět</text:p>
        </text:list-item>
        <text:list-item>
          <text:p text:style-name="P30">vzdělávání – 0 podnětů</text:p>
        </text:list-item>
        <text:list-item>
          <text:p text:style-name="P31">jiné – 0 podnětů</text:p>
        </text:list-item>
      </text:list>
      <text:p text:style-name="P32"/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4H5B*</text:span></text:p>
        <text:p text:style-name="P12"><text:span text:style-name="T13">KVOPX00C4H5B</text:span>KVOPX00C4H5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12:10:00Z</meta:creation-date>
    <dc:date>2022-02-04T12:13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3" meta:word-count="242" meta:character-count="1669" meta:row-count="11" meta:non-whitespace-character-count="1430"/>
  </office:meta>
</office:document-meta>
</file>